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34cm" fo:min-width="0.086cm"/>
    </style:style>
    <style:style style:name="gr2" style:family="graphic" style:parent-style-name="standard">
      <style:graphic-properties draw:textarea-horizontal-align="justify" draw:textarea-vertical-align="middle" draw:auto-grow-height="false" fo:min-height="0.333cm" fo:min-width="0.086cm"/>
    </style:style>
    <style:style style:name="gr3" style:family="graphic" style:parent-style-name="objectwithoutfill">
      <style:graphic-properties svg:stroke-width="0.028cm" svg:stroke-color="#ff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4" style:family="graphic" style:parent-style-name="standard">
      <style:graphic-properties draw:textarea-horizontal-align="justify" draw:textarea-vertical-align="middle" draw:auto-grow-height="false" fo:min-height="0.335cm" fo:min-width="0.086cm"/>
    </style:style>
    <style:style style:name="gr5" style:family="graphic" style:parent-style-name="standard">
      <style:graphic-properties draw:textarea-horizontal-align="justify" draw:textarea-vertical-align="middle" draw:auto-grow-height="false" fo:min-height="0.335cm" fo:min-width="0.085cm"/>
    </style:style>
    <style:style style:name="gr6" style:family="graphic" style:parent-style-name="standard">
      <style:graphic-properties draw:textarea-horizontal-align="justify" draw:textarea-vertical-align="middle" draw:auto-grow-height="false" fo:min-height="0.334cm" fo:min-width="0.087cm"/>
    </style:style>
    <style:style style:name="gr7" style:family="graphic" style:parent-style-name="objectwithoutfill">
      <style:graphic-properties svg:stroke-width="0.035cm" svg:stroke-color="#00a93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textarea-horizontal-align="justify" draw:textarea-vertical-align="middle" draw:auto-grow-height="false" fo:min-height="0.333cm" fo:min-width="0.087cm"/>
    </style:style>
    <style:style style:name="gr9" style:family="graphic" style:parent-style-name="standard">
      <style:graphic-properties draw:textarea-horizontal-align="justify" draw:textarea-vertical-align="middle" draw:auto-grow-height="false" fo:min-height="0.334cm" fo:min-width="0.085cm"/>
    </style:style>
    <style:style style:name="gr10" style:family="graphic" style:parent-style-name="standard">
      <style:graphic-properties draw:textarea-horizontal-align="justify" draw:textarea-vertical-align="middle" draw:auto-grow-height="false" fo:min-height="0.335cm" fo:min-width="0.084cm"/>
    </style:style>
    <style:style style:name="gr11" style:family="graphic" style:parent-style-name="standard">
      <style:graphic-properties draw:textarea-horizontal-align="justify" draw:textarea-vertical-align="middle" draw:auto-grow-height="false" fo:min-height="0.335cm" fo:min-width="0.087cm"/>
    </style:style>
    <style:style style:name="gr12" style:family="graphic" style:parent-style-name="standard">
      <style:graphic-properties draw:textarea-horizontal-align="justify" draw:textarea-vertical-align="middle" draw:auto-grow-height="false" fo:min-height="0.332cm" fo:min-width="0.086cm"/>
    </style:style>
    <style:style style:name="P1" style:family="paragraph">
      <style:paragraph-properties fo:text-align="start"/>
    </style:style>
    <style:style style:name="P2" style:family="paragraph">
      <loext:graphic-properties draw:fill="none"/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g>
          <draw:g>
            <draw:g>
              <draw:custom-shape draw:style-name="gr1" draw:text-style-name="P1" draw:layer="layout" svg:width="0.586cm" svg:height="0.584cm" draw:transform="rotate (-3.11942697208947) translate (10.224cm 2.081cm)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" draw:text-style-name="P1" draw:layer="layout" svg:width="0.586cm" svg:height="0.584cm" draw:transform="skewX (0.00174532925199433) rotate (-3.11942697208947) translate (10.547cm 3.313cm)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" draw:text-style-name="P1" draw:layer="layout" svg:width="0.586cm" svg:height="0.584cm" draw:transform="rotate (-3.11942697208947) translate (11.633cm 2.604cm)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0.586cm" svg:height="0.583cm" draw:transform="skewX (-0.00174532925199433) rotate (-3.11942697208947) translate (11.023cm 1.71cm)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3" draw:text-style-name="P2" draw:layer="layout" svg:x1="10.72cm" svg:y1="1.424cm" svg:x2="11.356cm" svg:y2="2.341cm">
                <text:p/>
              </draw:line>
              <draw:line draw:style-name="gr3" draw:text-style-name="P2" draw:layer="layout" svg:x1="11.357cm" svg:y1="2.34cm" svg:x2="10.229cm" svg:y2="3.046cm">
                <text:p/>
              </draw:line>
            </draw:g>
            <draw:g>
              <draw:custom-shape draw:style-name="gr4" draw:text-style-name="P1" draw:layer="layout" svg:width="0.586cm" svg:height="0.585cm" draw:transform="rotate (-3.11942697208947) translate (13.273cm 2.105cm)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0.586cm" svg:height="0.583cm" draw:transform="rotate (-3.11942697208947) translate (13.591cm 3.337cm)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585cm" svg:height="0.585cm" draw:transform="rotate (-3.11942697208947) translate (14.682cm 2.628cm)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1" draw:layer="layout" svg:width="0.587cm" svg:height="0.584cm" draw:transform="rotate (-3.11942697208947) translate (14.071cm 1.735cm)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7" draw:text-style-name="P2" draw:layer="layout" svg:x1="13.769cm" svg:y1="1.448cm" svg:x2="14.405cm" svg:y2="2.365cm">
                <text:p/>
              </draw:line>
              <draw:line draw:style-name="gr7" draw:text-style-name="P2" draw:layer="layout" svg:x1="12.989cm" svg:y1="1.874cm" svg:x2="13.278cm" svg:y2="3.069cm">
                <text:p/>
              </draw:line>
            </draw:g>
            <draw:g>
              <draw:custom-shape draw:style-name="gr8" draw:text-style-name="P1" draw:layer="layout" svg:width="0.587cm" svg:height="0.583cm" draw:transform="rotate (-3.11942697208947) translate (7.155cm 2.104cm)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1" draw:layer="layout" svg:width="0.585cm" svg:height="0.584cm" draw:transform="rotate (-3.11942697208947) translate (7.464cm 3.274cm)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1" draw:layer="layout" svg:width="0.584cm" svg:height="0.585cm" draw:transform="skewX (-0.00174532925199433) rotate (-3.11942697208947) translate (8.556cm 2.563cm)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1" draw:layer="layout" svg:width="0.585cm" svg:height="0.584cm" draw:transform="skewX (-0.00174532925199433) rotate (-3.11942697208947) translate (7.947cm 1.734cm)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3" draw:text-style-name="P2" draw:layer="layout" svg:x1="6.853cm" svg:y1="1.788cm" svg:x2="7.178cm" svg:y2="3.016cm">
                <text:p/>
              </draw:line>
              <draw:line draw:style-name="gr3" draw:text-style-name="P2" draw:layer="layout" svg:x1="8.277cm" svg:y1="2.299cm" svg:x2="7.149cm" svg:y2="3.005cm">
                <text:p/>
              </draw:line>
            </draw:g>
            <draw:g>
              <draw:custom-shape draw:style-name="gr4" draw:text-style-name="P1" draw:layer="layout" svg:width="0.586cm" svg:height="0.585cm" draw:transform="skewX (0.00174532925199433) rotate (-3.11942697208947) translate (1.092cm 2.106cm)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1" draw:layer="layout" svg:width="0.585cm" svg:height="0.584cm" draw:transform="skewX (-0.00174532925199433) rotate (-3.11942697208947) translate (1.4cm 3.277cm)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585cm" svg:height="0.585cm" draw:transform="rotate (-3.11942697208947) translate (2.491cm 2.566cm)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1" draw:layer="layout" svg:width="0.587cm" svg:height="0.584cm" draw:transform="skewX (-0.00174532925199433) rotate (-3.11942697208947) translate (1.91cm 1.719cm)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3" draw:text-style-name="P2" draw:layer="layout" svg:x1="0.788cm" svg:y1="1.79cm" svg:x2="2.179cm" svg:y2="2.272cm">
                <text:p/>
              </draw:line>
              <draw:line draw:style-name="gr3" draw:text-style-name="P2" draw:layer="layout" svg:x1="1.66cm" svg:y1="1.404cm" svg:x2="0.83cm" svg:y2="1.82cm">
                <text:p/>
              </draw:line>
            </draw:g>
          </draw:g>
          <draw:g>
            <draw:g>
              <draw:custom-shape draw:style-name="gr8" draw:text-style-name="P1" draw:layer="layout" svg:width="0.587cm" svg:height="0.583cm" draw:transform="rotate (-3.11942697208947) translate (13.337cm 5.7cm)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1" draw:layer="layout" svg:width="0.585cm" svg:height="0.584cm" draw:transform="rotate (-3.11942697208947) translate (13.597cm 7.013cm)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585cm" svg:height="0.585cm" draw:transform="rotate (-3.11942697208947) translate (14.686cm 6.303cm)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1" draw:layer="layout" svg:width="0.585cm" svg:height="0.584cm" draw:transform="skewX (-0.00174532925199433) rotate (-3.11942697208947) translate (14.128cm 5.33cm)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7" draw:text-style-name="P2" draw:layer="layout" svg:x1="13.303cm" svg:y1="6.715cm" svg:x2="14.409cm" svg:y2="6.038cm">
                <text:p/>
              </draw:line>
              <draw:line draw:style-name="gr7" draw:text-style-name="P2" draw:layer="layout" svg:x1="12.991cm" svg:y1="5.472cm" svg:x2="13.821cm" svg:y2="5.056cm">
                <text:p/>
              </draw:line>
            </draw:g>
            <draw:g>
              <draw:custom-shape draw:style-name="gr5" draw:text-style-name="P1" draw:layer="layout" svg:width="0.585cm" svg:height="0.585cm" draw:transform="skewX (0.00174532925199433) rotate (-3.11942697208947) translate (10.234cm 5.701cm)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" draw:text-style-name="P1" draw:layer="layout" svg:width="0.586cm" svg:height="0.584cm" draw:transform="rotate (-3.11942697208947) translate (10.57cm 6.889cm)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585cm" svg:height="0.585cm" draw:transform="skewX (0.00174532925199433) rotate (-3.11942697208947) translate (11.636cm 6.161cm)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1" draw:layer="layout" svg:width="0.587cm" svg:height="0.583cm" draw:transform="rotate (-3.11942697208947) translate (11.032cm 5.332cm)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3" draw:text-style-name="P2" draw:layer="layout" svg:x1="9.908cm" svg:y1="5.414cm" svg:x2="11.327cm" svg:y2="5.847cm">
                <text:p/>
              </draw:line>
              <draw:line draw:style-name="gr3" draw:text-style-name="P2" draw:layer="layout" svg:x1="11.326cm" svg:y1="5.886cm" svg:x2="10.261cm" svg:y2="6.603cm">
                <text:p/>
              </draw:line>
            </draw:g>
            <draw:g>
              <draw:custom-shape draw:style-name="gr11" draw:text-style-name="P1" draw:layer="layout" svg:width="0.587cm" svg:height="0.585cm" draw:transform="rotate (-3.11942697208947) translate (7.139cm 5.726cm)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0.586cm" svg:height="0.583cm" draw:transform="rotate (-3.11942697208947) translate (7.446cm 6.895cm)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1" draw:layer="layout" svg:width="0.585cm" svg:height="0.585cm" draw:transform="skewX (-0.00174532925199433) rotate (-3.11942697208947) translate (8.537cm 6.185cm)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586cm" svg:height="0.585cm" draw:transform="skewX (-0.00174532925199433) rotate (-3.11942697208947) translate (7.934cm 5.357cm)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3" draw:text-style-name="P2" draw:layer="layout" svg:x1="6.837cm" svg:y1="5.409cm" svg:x2="7.162cm" svg:y2="6.637cm">
                <text:p/>
              </draw:line>
              <draw:line draw:style-name="gr3" draw:text-style-name="P2" draw:layer="layout" svg:x1="7.678cm" svg:y1="5.041cm" svg:x2="7.131cm" svg:y2="6.626cm">
                <text:p/>
              </draw:line>
            </draw:g>
            <draw:g>
              <draw:custom-shape draw:style-name="gr6" draw:text-style-name="P1" draw:layer="layout" svg:width="0.587cm" svg:height="0.584cm" draw:transform="rotate (-3.11942697208947) translate (1.093cm 5.728cm)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" draw:text-style-name="P1" draw:layer="layout" svg:width="0.586cm" svg:height="0.584cm" draw:transform="skewX (0.00174532925199433) rotate (-3.11942697208947) translate (1.404cm 6.897cm)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1" draw:layer="layout" svg:width="0.585cm" svg:height="0.584cm" draw:transform="skewX (-0.00174532925199433) rotate (-3.11942697208947) translate (2.492cm 6.187cm)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" draw:text-style-name="P1" draw:layer="layout" svg:width="0.586cm" svg:height="0.584cm" draw:transform="skewX (-0.00174532925199433) rotate (-3.11942697208947) translate (1.917cm 5.339cm)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3" draw:text-style-name="P2" draw:layer="layout" svg:x1="0.792cm" svg:y1="5.411cm" svg:x2="1.117cm" svg:y2="6.639cm">
                <text:p/>
              </draw:line>
              <draw:line draw:style-name="gr3" draw:text-style-name="P2" draw:layer="layout" svg:x1="1.663cm" svg:y1="5.025cm" svg:x2="0.833cm" svg:y2="5.441cm">
                <text:p/>
              </draw:line>
            </draw:g>
          </draw:g>
          <draw:g>
            <draw:custom-shape draw:style-name="gr11" draw:text-style-name="P1" draw:layer="layout" svg:width="0.587cm" svg:height="0.585cm" draw:transform="rotate (-3.11942697208947) translate (4.094cm 2.086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585cm" svg:height="0.584cm" draw:transform="skewX (-0.00174532925199433) rotate (-3.11942697208947) translate (4.41cm 3.32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" draw:layer="layout" svg:width="0.585cm" svg:height="0.585cm" draw:transform="rotate (-3.11942697208947) translate (5.503cm 2.611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586cm" svg:height="0.584cm" draw:transform="skewX (-0.00174532925199433) rotate (-3.11942697208947) translate (4.891cm 1.716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2" draw:layer="layout" svg:x1="4.587cm" svg:y1="1.429cm" svg:x2="5.223cm" svg:y2="2.346cm">
              <text:p/>
            </draw:line>
            <draw:line draw:style-name="gr3" draw:text-style-name="P2" draw:layer="layout" svg:x1="4.568cm" svg:y1="1.441cm" svg:x2="3.738cm" svg:y2="1.778cm">
              <text:p/>
            </draw:line>
          </draw:g>
          <draw:g>
            <draw:custom-shape draw:style-name="gr1" draw:text-style-name="P1" draw:layer="layout" svg:width="0.586cm" svg:height="0.584cm" draw:transform="rotate (-3.11942697208947) translate (4.096cm 5.683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586cm" svg:height="0.584cm" draw:transform="rotate (-3.11942697208947) translate (4.413cm 6.918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586cm" svg:height="0.584cm" draw:transform="rotate (-3.11942697208947) translate (5.502cm 6.207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586cm" svg:height="0.585cm" draw:transform="skewX (-0.00174532925199433) rotate (-3.11942697208947) translate (4.892cm 5.314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2" draw:layer="layout" svg:x1="4.59cm" svg:y1="5.026cm" svg:x2="5.226cm" svg:y2="5.943cm">
              <text:p/>
            </draw:line>
            <draw:line draw:style-name="gr3" draw:text-style-name="P2" draw:layer="layout" svg:x1="4.571cm" svg:y1="5.038cm" svg:x2="4.098cm" svg:y2="6.648cm">
              <text:p/>
            </draw:line>
          </draw:g>
          <draw:g>
            <draw:custom-shape draw:style-name="gr11" draw:text-style-name="P3" draw:layer="layout" svg:width="0.587cm" svg:height="0.585cm" draw:transform="rotate (-3.11942697208947) translate (4.101cm 9.314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3" draw:layer="layout" svg:width="0.585cm" svg:height="0.584cm" draw:transform="skewX (-0.00174532925199433) rotate (-3.11942697208947) translate (4.384cm 10.547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3" draw:layer="layout" svg:width="0.585cm" svg:height="0.585cm" draw:transform="rotate (-3.11942697208947) translate (5.508cm 9.839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3" draw:layer="layout" svg:width="0.586cm" svg:height="0.584cm" draw:transform="skewX (-0.00174532925199433) rotate (-3.11942697208947) translate (4.897cm 8.943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4" draw:layer="layout" svg:x1="4.594cm" svg:y1="8.656cm" svg:x2="4.042cm" svg:y2="10.306cm">
              <text:p/>
            </draw:line>
            <draw:line draw:style-name="gr3" draw:text-style-name="P4" draw:layer="layout" svg:x1="4.574cm" svg:y1="8.668cm" svg:x2="3.744cm" svg:y2="9.005cm">
              <text:p/>
            </draw:line>
          </draw:g>
          <draw:g>
            <draw:custom-shape draw:style-name="gr1" draw:text-style-name="P3" draw:layer="layout" svg:width="0.586cm" svg:height="0.584cm" draw:transform="rotate (-3.11942697208947) translate (13.253cm 9.129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3" draw:layer="layout" svg:width="0.586cm" svg:height="0.582cm" draw:transform="rotate (-3.11942697208947) translate (13.615cm 10.422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layout" svg:width="0.586cm" svg:height="0.585cm" draw:transform="rotate (-3.11942697208947) translate (14.705cm 9.713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3" draw:layer="layout" svg:width="0.587cm" svg:height="0.584cm" draw:transform="rotate (-3.11942697208947) translate (14.096cm 8.819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4" draw:layer="layout" svg:x1="12.945cm" svg:y1="8.855cm" svg:x2="14.429cm" svg:y2="9.448cm">
              <text:p/>
            </draw:line>
            <draw:line draw:style-name="gr7" draw:text-style-name="P4" draw:layer="layout" svg:x1="13.774cm" svg:y1="8.544cm" svg:x2="13.301cm" svg:y2="10.154cm">
              <text:p/>
            </draw:line>
            <draw:custom-shape draw:style-name="gr1" draw:text-style-name="P3" draw:layer="layout" svg:width="0.586cm" svg:height="0.584cm" draw:transform="rotate (-3.11942697208947) translate (10.23cm 9.19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3" draw:layer="layout" svg:width="0.586cm" svg:height="0.584cm" draw:transform="skewX (0.00174532925199433) rotate (-3.11942697208947) translate (10.552cm 10.424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3" draw:layer="layout" svg:width="0.586cm" svg:height="0.584cm" draw:transform="rotate (-3.11942697208947) translate (11.638cm 9.714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3" draw:layer="layout" svg:width="0.586cm" svg:height="0.583cm" draw:transform="skewX (-0.00174532925199433) rotate (-3.11942697208947) translate (11.029cm 8.82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4" draw:layer="layout" svg:x1="10.726cm" svg:y1="8.533cm" svg:x2="11.362cm" svg:y2="9.45cm">
              <text:p/>
            </draw:line>
            <draw:line draw:style-name="gr3" draw:text-style-name="P4" draw:layer="layout" svg:x1="11.362cm" svg:y1="9.449cm" svg:x2="9.863cm" svg:y2="8.87cm">
              <text:p/>
            </draw:line>
            <draw:custom-shape draw:style-name="gr11" draw:text-style-name="P3" draw:layer="layout" svg:width="0.587cm" svg:height="0.585cm" draw:transform="rotate (-3.11942697208947) translate (7.161cm 9.194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3" draw:layer="layout" svg:width="0.586cm" svg:height="0.583cm" draw:transform="rotate (-3.11942697208947) translate (7.468cm 10.363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3" draw:layer="layout" svg:width="0.585cm" svg:height="0.585cm" draw:transform="skewX (-0.00174532925199433) rotate (-3.11942697208947) translate (8.558cm 9.652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layout" svg:width="0.586cm" svg:height="0.585cm" draw:transform="skewX (-0.00174532925199433) rotate (-3.11942697208947) translate (7.953cm 8.824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4" draw:layer="layout" svg:x1="8.211cm" svg:y1="9.36cm" svg:x2="7.183cm" svg:y2="10.105cm">
              <text:p/>
            </draw:line>
            <draw:line draw:style-name="gr3" draw:text-style-name="P4" draw:layer="layout" svg:x1="7.7cm" svg:y1="8.509cm" svg:x2="7.153cm" svg:y2="10.094cm">
              <text:p/>
            </draw:line>
            <draw:custom-shape draw:style-name="gr6" draw:text-style-name="P3" draw:layer="layout" svg:width="0.587cm" svg:height="0.584cm" draw:transform="rotate (-3.11942697208947) translate (1.097cm 9.218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3" draw:layer="layout" svg:width="0.586cm" svg:height="0.584cm" draw:transform="skewX (0.00174532925199433) rotate (-3.11942697208947) translate (1.407cm 10.386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3" draw:layer="layout" svg:width="0.585cm" svg:height="0.584cm" draw:transform="skewX (-0.00174532925199433) rotate (-3.11942697208947) translate (2.494cm 9.677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3" draw:layer="layout" svg:width="0.586cm" svg:height="0.584cm" draw:transform="skewX (-0.00174532925199433) rotate (-3.11942697208947) translate (1.919cm 8.828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4" draw:layer="layout" svg:x1="0.795cm" svg:y1="8.9cm" svg:x2="1.12cm" svg:y2="10.128cm">
              <text:p/>
            </draw:line>
            <draw:line draw:style-name="gr3" draw:text-style-name="P4" draw:layer="layout" svg:x1="2.243cm" svg:y1="9.385cm" svg:x2="0.836cm" svg:y2="8.93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15.24cm" fo:page-height="11.4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5T19:14:52.557218354</meta:creation-date>
    <dc:date>2020-09-05T15:34:28.203848721</dc:date>
    <meta:editing-duration>PT1H2M24S</meta:editing-duration>
    <meta:editing-cycles>28</meta:editing-cycles>
    <meta:generator>LibreOffice/6.1.5.2$Linux_X86_64 LibreOffice_project/10$Build-2</meta:generator>
    <meta:document-statistic meta:object-count="105"/>
  </office:meta>
</office:document-meta>
</file>